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cd2c"/>
    </style:style>
    <style:style style:name="P2" style:family="paragraph" style:parent-style-name="Standard">
      <style:text-properties fo:font-weight="normal" officeooo:paragraph-rsid="0002cd2c" style:font-weight-asian="normal" style:font-weight-complex="normal"/>
    </style:style>
    <style:style style:name="P3" style:family="paragraph" style:parent-style-name="Standard">
      <style:text-properties fo:font-weight="bold" officeooo:rsid="0002cd2c" officeooo:paragraph-rsid="0002cd2c" style:font-weight-asian="bold" style:font-weight-complex="bold"/>
    </style:style>
    <style:style style:name="P4" style:family="paragraph" style:parent-style-name="normal">
      <style:text-properties officeooo:paragraph-rsid="0002cd2c"/>
    </style:style>
    <style:style style:name="T1" style:family="text">
      <style:text-properties officeooo:rsid="0002cd2c"/>
    </style:style>
    <style:style style:name="T2" style:family="text">
      <style:text-properties fo:font-weight="bold" officeooo:rsid="0002cd2c"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32c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d an original discussion regarding your experience with Thomas Was Alone, including...</text:p>
      <text:p text:style-name="P4"/>
      <text:p text:style-name="P4">UI (pick one of the four areas above)</text:p>
      <text:p text:style-name="P4">UX (Compare/contrast the your experiences with both games)</text:p>
      <text:p text:style-name="P1">I encourage you to respond to a classmate, although it is not required.”</text:p>
      <text:p text:style-name="P1"/>
      <text:p text:style-name="P1"><text:tab/>‘<text:span text:style-name="T1">Thomas Was Alone’ was one of the better $10 I’ve spent recently. I enjoyed the creatively abstract store, as well as it’s ability to thread the needle perfectly in adding complexity and challenge and you progressed through the game. The puzzles were engaging and the incorporation of other characters (especially ‘Bonk’) really impressed me with its ability to take super basic system interesting enough to warrant hours of play. The narrator was also terrific; there is something about that British accent (Stanley Parable and Portal) that makes these omniscient story directors so fun to listen to.</text:span></text:p>
      <text:p text:style-name="P1"/>
      <text:p text:style-name="P1"><text:tab/></text:p>
      <text:p text:style-name="P1"/>
      <text:p text:style-name="P1"><text:span text:style-name="T2">UI Topic: Character Shapes and Animations</text:span></text:p>
      <text:p text:style-name="P1"><text:span text:style-name="T2"><text:tab/></text:span></text:p>
      <text:p text:style-name="P2"><text:tab/><text:span text:style-name="T1">It doesn’t get much graphical simpler than a collection of squares and rectangles interacting in a world of right angles. The only way the game could embrace a more minimalist approach would be omit color all together and just have it be a spectrum of gray.</text:span></text:p>
      <text:p text:style-name="P2"/>
      <text:p text:style-name="P2"><text:tab/><text:span text:style-name="T1">I believe what makes it all work is the fluid and fun animation. I enjoy hope the cubes squeeze when the jump and wiggle when they land. It should be a rule that if you’re going to have a simple plain aesthetic, than your execution in movement and animation needs to be stellar to enhance the experience. </text:span><text:span text:style-name="T4">The animations made rectangles feel alive and allows to have a connection with them and recognize them as characters (I also feel that the narration played a very large part in this).</text:span></text:p>
      <text:p text:style-name="P2"/>
      <text:p text:style-name="P2"/>
      <text:p text:style-name="P3">UX Topic</text:p>
      <text:p text:style-name="P3"><text:tab/></text:p>
      <text:p text:style-name="P3"><text:tab/><text:span text:style-name="T3">I would consider both games to be simple games from an operational standpoint; both have very <text:s/>few buttons to control the game and those controls are archetypal to typical games at this point.</text:span></text:p>
      <text:p text:style-name="P3"><text:span text:style-name="T3"/></text:p>
      <text:p text:style-name="P3"><text:span text:style-name="T3"><text:tab/>A striking difference to me is how the games guide the players through the experience. ‘Limbo’ is almost completely void of any directions ‘from the game’ itself; there aren’t helpful hints <text:s/>that get displayed or a narrator giving you tips if you’re stuck. Where as with ‘Thomas Was Alone’ we have the narrative very plainly giving us instructions and adding context, our goals are easy and visible (put the big square in the big square hole!). In ‘Limbo’ we are just thrust into the world and are forced to figure out how to progress on our own, with the only feedback being failure. </text:span></text:p>
      <text:p text:style-name="P3"><text:span text:style-name="T3"/></text:p>
      <text:p text:style-name="P3"><text:span text:style-name="T3"><text:tab/>One requires you to follow directions, the other requires you to discover them.</text:span></text:p>
      <text:p text:style-name="P1"><text:span text:style-name="T2"/></text:p>
      <text:p text:style-name="P1"><text:span text:style-name="T2"><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8T15:52:37.986000000</meta:creation-date>
    <meta:generator>LibreOffice/7.0.4.2$Windows_X86_64 LibreOffice_project/dcf040e67528d9187c66b2379df5ea4407429775</meta:generator>
    <dc:date>2020-12-28T16:15:00.645000000</dc:date>
    <meta:editing-duration>PT22M21S</meta:editing-duration>
    <meta:editing-cycles>2</meta:editing-cycles>
    <meta:document-statistic meta:table-count="0" meta:image-count="0" meta:object-count="0" meta:page-count="1" meta:paragraph-count="16" meta:word-count="429" meta:character-count="2517" meta:non-whitespace-character-count="2087"/>
  </office:meta>
</office:document-meta>
</file>